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3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7"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 style:data-style-name="N10130">
      <style:text-properties fo:font-weight="bold" style:font-weight-asian="bold" style:font-weight-complex="bold"/>
    </style:style>
    <style:style style:name="ce20" style:family="table-cell" style:parent-style-name="Default" style:data-style-name="N10130"/>
    <style:style style:name="ce2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22" style:family="table-cell" style:parent-style-name="Default" style:data-style-name="N1"/>
    <style:style style:name="ce2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17" office:value-type="string" calcext:value-type="string">
            <text:p>Datum</text:p>
          </table:table-cell>
          <table:table-cell table:style-name="ce19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21" table:formula="of:=SUM([.C2:.C107])" office:value-type="currency" office:currency="EUR" office:value="2434.15" calcext:value-type="currency">
            <text:p>2,434.15 €</text:p>
          </table:table-cell>
          <table:table-cell table:style-name="ce20" table:formula="of:=SUM([.C2:.C16])" office:value-type="currency" office:currency="EUR" office:value="182.42" calcext:value-type="currency">
            <text:p>182.42 €</text:p>
          </table:table-cell>
          <table:table-cell table:style-name="ce22" office:value-type="string" calcext:value-type="string">
            <text:p>bekannter Betrag bis Ende 2. Semes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Trinkgeld</text:p>
          </table:table-cell>
          <table:table-cell table:number-columns-repeated="2"/>
          <table:table-cell table:style-name="ce20" office:value-type="currency" office:currency="EUR" office:value="-8.91" calcext:value-type="currency">
            <text:p>-8.91 €</text:p>
          </table:table-cell>
          <table:table-cell table:style-name="ce23" office:value-type="string" calcext:value-type="string">
            <text:p>Schon abgezogene Gebühr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3"/>
          <table:table-cell table:style-name="ce20" table:formula="of:=[.G6]-[.G2]-[.G3]" office:value-type="currency" office:currency="EUR" office:value="522" calcext:value-type="currency">
            <text:p>522.00 €</text:p>
          </table:table-cell>
          <table:table-cell table:style-name="ce23" office:value-type="string" calcext:value-type="string">
            <text:p>geschätzte Einnahm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3"/>
          <table:table-cell table:style-name="ce20"/>
          <table:table-cell table:style-name="ce23"/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3"/>
          <table:table-cell table:style-name="ce20" office:value-type="currency" office:currency="EUR" office:value="695.51" calcext:value-type="currency">
            <text:p>695.51 €</text:p>
          </table:table-cell>
          <table:table-cell office:value-type="string" calcext:value-type="string">
            <text:p>Kontostand 09/02/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string" calcext:value-type="string">
            <text:p>Ausreißer; wahrscheinlich weil die 11er fehl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chenbasar</text:p>
          </table:table-cell>
          <table:table-cell office:value-type="date" office:date-value="2024-07-10" calcext:value-type="date">
            <text:p>07/10/24</text:p>
          </table:table-cell>
          <table:table-cell office:value-type="currency" office:currency="EUR" office:value="132.37" calcext:value-type="currency">
            <text:p>132.37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2" calcext:value-type="date">
            <text:p>07/12/24</text:p>
          </table:table-cell>
          <table:table-cell office:value-type="currency" office:currency="EUR" office:value="10.5" calcext:value-type="currency">
            <text:p>10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3.5" calcext:value-type="currency">
            <text:p>13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 Lena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-189.1" calcext:value-type="currency">
            <text:p>-189.10 €</text:p>
          </table:table-cell>
          <table:table-cell office:value-type="string" calcext:value-type="string">
            <text:p>100,00€ für Bratwürste; 11,78€ für Trinken bei Penny; 16,77€ für Trinken bei Netto; 19,00€ für Brötchen; 41,55€ für Einkäufe bei Metro über Feuerwehrförderverein Wolgast e.V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/>
          <table:table-cell office:value-type="string" calcext:value-type="string">
            <text:p>Nicht genau bekannt; geschätzt 532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7.76" calcext:value-type="currency">
            <text:p>7.76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äti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1.93" calcext:value-type="currency">
            <text:p>1.9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06" calcext:value-type="date">
            <text:p>09/06/24</text:p>
          </table:table-cell>
          <table:table-cell office:value-type="currency" office:currency="EUR" office:value="15.25" calcext:value-type="currency">
            <text:p>15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13" calcext:value-type="date">
            <text:p>09/13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0" calcext:value-type="date">
            <text:p>09/20/24</text:p>
          </table:table-cell>
          <table:table-cell office:value-type="currency" office:currency="EUR" office:value="15.5" calcext:value-type="currency">
            <text:p>15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7" calcext:value-type="date">
            <text:p>09/27/24</text:p>
          </table:table-cell>
          <table:table-cell office:value-type="currency" office:currency="EUR" office:value="16.5" calcext:value-type="currency">
            <text:p>16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ndersachenbasar</text:p>
          </table:table-cell>
          <table:table-cell office:value-type="date" office:date-value="2024-09-28" calcext:value-type="date">
            <text:p>09/28/24</text:p>
          </table:table-cell>
          <table:table-cell office:value-type="currency" office:currency="EUR" office:value="180" calcext:value-type="currency">
            <text:p>180.00 €</text:p>
          </table:table-cell>
          <table:table-cell office:value-type="string" calcext:value-type="string">
            <text:p>Spendendosen beim Kindersachenbasar der Heberlein, organisiert von Leona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nge-Projekt</text:p>
          </table:table-cell>
          <table:table-cell office:value-type="date" office:date-value="2024-10-01" calcext:value-type="date">
            <text:p>10/01/24</text:p>
          </table:table-cell>
          <table:table-cell office:value-type="currency" office:currency="EUR" office:value="270" calcext:value-type="currency">
            <text:p>270.00 €</text:p>
          </table:table-cell>
          <table:table-cell office:value-type="string" calcext:value-type="string">
            <text:p>13.22€ für Kaffezeug schon abgezogen; netterweise aufgerundet von Laur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0" calcext:value-type="date">
            <text:p>10/10/24</text:p>
          </table:table-cell>
          <table:table-cell office:value-type="currency" office:currency="EUR" office:value="17" calcext:value-type="currency">
            <text:p>17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infest</text:p>
          </table:table-cell>
          <table:table-cell office:value-type="date" office:date-value="2024-10-12" calcext:value-type="date">
            <text:p>10/12/24</text:p>
          </table:table-cell>
          <table:table-cell office:value-type="currency" office:currency="EUR" office:value="1530" calcext:value-type="currency">
            <text:p>1,53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9" calcext:value-type="currency">
            <text:p>9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8" calcext:value-type="date">
            <text:p>10/18/24</text:p>
          </table:table-cell>
          <table:table-cell office:value-type="currency" office:currency="EUR" office:value="12.58" calcext:value-type="currency">
            <text:p>12.58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71.99" calcext:value-type="currency">
            <text:p>71.99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2.43" calcext:value-type="currency">
            <text:p>2.4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30.03" calcext:value-type="currency">
            <text:p>30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selmino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6.01" calcext:value-type="currency">
            <text:p>6.01 €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8:59:56.109286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10-30T19:55:27.076217669</dc:date>
    <meta:editing-duration>PT6H3M59S</meta:editing-duration>
    <meta:editing-cycles>33</meta:editing-cycles>
    <meta:generator>LibreOffice/24.8.2.1$Linux_X86_64 LibreOffice_project/480$Build-1</meta:generator>
    <meta:document-statistic meta:table-count="1" meta:cell-count="118" meta:object-count="0"/>
  </office:meta>
</office:document-meta>
</file>